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fe7e5" draw:textarea-vertical-align="middle" fo:padding-left="1.397cm"/>
    </style:style>
    <style:style style:name="gr4" style:family="graphic" style:parent-style-name="standard">
      <style:graphic-properties draw:fill="solid" draw:fill-color="#cfe7e5" draw:textarea-vertical-align="middle" fo:padding-bottom="0.762cm"/>
    </style:style>
    <style:style style:name="gr5" style:family="graphic" style:parent-style-name="standard">
      <style:graphic-properties draw:fill="solid" draw:fill-color="#cfe7e5" draw:textarea-vertical-align="middle" fo:padding-bottom="1.905cm" fo:padding-left="0.406cm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fill-color="#cfe7e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937cm" svg:height="2.54cm" svg:x="3.921cm" svg:y="3.27cm">
          <text:p text:style-name="P1">Categ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937cm" svg:height="2.54cm" svg:x="3.917cm" svg:y="9.62cm">
          <text:p text:style-name="P1">Artic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937cm" svg:height="2.54cm" svg:x="12.43cm" svg:y="9.615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937cm" svg:height="2.54cm" svg:x="3.921cm" svg:y="15.97cm">
          <text:p text:style-name="P1">Autho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032cm" svg:height="1.905cm" svg:x="4.874cm" svg:y="6.672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2.032cm" svg:height="1.905cm" svg:x="4.874cm" svg:y="13.049cm">
          <text:p text:style-name="P2"><text:span text:style-name="T1">Writ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" draw:id="id6" draw:layer="layout" svg:width="2.032cm" svg:height="1.905cm" svg:x="9.001cm" svg:y="9.93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.885cm" svg:y1="12.16cm" svg:x2="5.89cm" svg:y2="13.049cm" draw:start-shape="id1" draw:start-glue-point="2" draw:end-shape="id2" draw:end-glue-point="4" svg:d="m5885 12160v444h5v445">
          <text:p text:style-name="P1">0..*</text:p>
        </draw:connector>
        <draw:connector draw:style-name="gr3" draw:text-style-name="P1" draw:layer="layout" svg:x1="5.89cm" svg:y1="8.577cm" svg:x2="5.885cm" svg:y2="9.62cm" draw:start-shape="id3" draw:start-glue-point="6" draw:end-shape="id1" draw:end-glue-point="0" svg:d="m5890 8577v522h-5v521">
          <text:p text:style-name="P1">0..*</text:p>
        </draw:connector>
        <draw:connector draw:style-name="gr3" draw:text-style-name="P1" draw:layer="layout" svg:x1="5.889cm" svg:y1="5.81cm" svg:x2="5.89cm" svg:y2="6.672cm" draw:start-shape="id4" draw:start-glue-point="2" draw:end-shape="id3" draw:end-glue-point="4" svg:d="m5889 5810v431h1v431">
          <text:p text:style-name="P1">1..*</text:p>
        </draw:connector>
        <draw:connector draw:style-name="gr3" draw:text-style-name="P1" draw:layer="layout" svg:x1="5.89cm" svg:y1="14.954cm" svg:x2="5.889cm" svg:y2="15.97cm" draw:start-shape="id2" draw:start-glue-point="6" draw:end-shape="id5" svg:d="m5890 14954v508h-1v508">
          <text:p text:style-name="P1">1..*</text:p>
        </draw:connector>
        <draw:connector draw:style-name="gr4" draw:text-style-name="P1" draw:layer="layout" svg:x1="7.854cm" svg:y1="10.89cm" svg:x2="9.001cm" svg:y2="10.89cm" draw:start-shape="id1" draw:start-glue-point="1" draw:end-shape="id6" draw:end-glue-point="5" svg:d="m7854 10890h1147">
          <text:p text:style-name="P1">1</text:p>
        </draw:connector>
        <draw:connector draw:style-name="gr4" draw:text-style-name="P1" draw:layer="layout" svg:x1="11.033cm" svg:y1="10.89cm" svg:x2="12.43cm" svg:y2="10.885cm" draw:start-shape="id6" draw:start-glue-point="7" draw:end-shape="id7" draw:end-glue-point="3" svg:d="m11033 10890h699v-5h698">
          <text:p text:style-name="P1">0..*</text:p>
        </draw:connector>
        <draw:custom-shape draw:style-name="gr2" draw:text-style-name="P2" xml:id="id8" draw:id="id8" draw:layer="layout" svg:width="2.032cm" svg:height="1.905cm" svg:x="10.373cm" svg:y="3.565cm">
          <text:p text:style-name="P2"><text:span text:style-name="T1">Paren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1" draw:layer="layout" svg:x1="7.858cm" svg:y1="4.54cm" svg:x2="10.373cm" svg:y2="4.518cm" draw:start-shape="id4" draw:start-glue-point="1" draw:end-shape="id8" draw:end-glue-point="5" svg:d="m7858 4540h1257v-22h1258">
          <text:p text:style-name="P1">1</text:p>
        </draw:connector>
        <draw:connector draw:style-name="gr5" draw:text-style-name="P1" draw:layer="layout" svg:x1="11.389cm" svg:y1="3.565cm" svg:x2="5.889cm" svg:y2="3.27cm" draw:start-shape="id8" draw:start-glue-point="4" draw:end-shape="id4" draw:end-glue-point="0" svg:d="m11389 3565v-796h-5500v501">
          <text:p text:style-name="P1">0..1</text:p>
        </draw:connector>
        <draw:custom-shape draw:style-name="gr6" draw:text-style-name="P2" xml:id="id9" draw:id="id9" draw:layer="layout" svg:width="1.778cm" svg:height="1.016cm" svg:x="1.062cm" svg:y="3.267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1.778cm" svg:height="1.016cm" svg:x="1.062cm" svg:y="4.667cm">
          <text:p text:style-name="P2"><text:span text:style-name="T1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1.778cm" svg:height="1.016cm" svg:x="1.062cm" svg:y="8.267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1.778cm" svg:height="1.016cm" svg:x="1.062cm" svg:y="9.667cm">
          <text:p text:style-name="P2"><text:span text:style-name="T1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" draw:id="id13" draw:layer="layout" svg:width="1.778cm" svg:height="1.016cm" svg:x="1.062cm" svg:y="11.067cm">
          <text:p text:style-name="P2"><text:span text:style-name="T1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1.778cm" svg:height="1.016cm" svg:x="1.062cm" svg:y="12.467cm">
          <text:p text:style-name="P2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2.84cm" svg:y1="3.775cm" svg:x2="3.921cm" svg:y2="4.54cm" draw:start-shape="id9" draw:start-glue-point="10" draw:end-shape="id4" draw:end-glue-point="3" svg:d="m2840 3775 1081 765">
          <text:p/>
        </draw:connector>
        <draw:connector draw:style-name="gr7" draw:text-style-name="P1" draw:layer="layout" draw:type="line" svg:x1="2.84cm" svg:y1="5.175cm" svg:x2="3.921cm" svg:y2="4.54cm" draw:start-shape="id10" draw:start-glue-point="10" draw:end-shape="id4" draw:end-glue-point="3" svg:d="m2840 5175 1081-635">
          <text:p/>
        </draw:connector>
        <draw:connector draw:style-name="gr7" draw:text-style-name="P1" draw:layer="layout" draw:type="line" svg:x1="2.84cm" svg:y1="8.775cm" svg:x2="3.917cm" svg:y2="10.89cm" draw:start-shape="id11" draw:start-glue-point="10" draw:end-shape="id1" draw:end-glue-point="3" svg:d="m2840 8775 1077 2115">
          <text:p/>
        </draw:connector>
        <draw:connector draw:style-name="gr7" draw:text-style-name="P1" draw:layer="layout" draw:type="line" svg:x1="2.84cm" svg:y1="10.175cm" svg:x2="3.917cm" svg:y2="10.89cm" draw:start-shape="id12" draw:start-glue-point="10" draw:end-shape="id1" draw:end-glue-point="3" svg:d="m2840 10175 1077 715">
          <text:p/>
        </draw:connector>
        <draw:connector draw:style-name="gr7" draw:text-style-name="P1" draw:layer="layout" draw:type="line" svg:x1="2.84cm" svg:y1="11.575cm" svg:x2="3.917cm" svg:y2="10.89cm" draw:start-shape="id13" draw:start-glue-point="10" draw:end-shape="id1" draw:end-glue-point="3" svg:d="m2840 11575 1077-685">
          <text:p/>
        </draw:connector>
        <draw:connector draw:style-name="gr7" draw:text-style-name="P1" draw:layer="layout" draw:type="line" svg:x1="2.84cm" svg:y1="12.975cm" svg:x2="3.917cm" svg:y2="10.89cm" draw:start-shape="id14" draw:start-glue-point="10" draw:end-shape="id1" draw:end-glue-point="3" svg:d="m2840 12975 1077-2085">
          <text:p/>
        </draw:connector>
        <draw:custom-shape draw:style-name="gr6" draw:text-style-name="P2" xml:id="id16" draw:id="id16" draw:layer="layout" svg:width="1.778cm" svg:height="1.016cm" svg:x="2.713cm" svg:y="19.796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1.778cm" svg:height="1.016cm" svg:x="5.003cm" svg:y="19.796cm">
          <text:p text:style-name="P2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1.778cm" svg:height="1.016cm" svg:x="7.366cm" svg:y="19.796cm">
          <text:p text:style-name="P2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889cm" svg:y1="18.51cm" svg:x2="5.892cm" svg:y2="19.796cm" draw:start-shape="id5" draw:start-glue-point="2" draw:end-shape="id15" draw:end-glue-point="0" svg:d="m5889 18510 3 1286">
          <text:p/>
        </draw:connector>
        <draw:connector draw:style-name="gr7" draw:text-style-name="P1" draw:layer="layout" draw:type="line" svg:x1="3.602cm" svg:y1="19.796cm" svg:x2="5.889cm" svg:y2="18.51cm" draw:start-shape="id16" draw:start-glue-point="4" draw:end-shape="id5" draw:end-glue-point="2" svg:d="m3602 19796 2287-1286">
          <text:p/>
        </draw:connector>
        <draw:connector draw:style-name="gr7" draw:text-style-name="P1" draw:layer="layout" draw:type="line" svg:x1="8.255cm" svg:y1="19.796cm" svg:x2="5.889cm" svg:y2="18.51cm" draw:start-shape="id17" draw:start-glue-point="4" draw:end-shape="id5" draw:end-glue-point="2" svg:d="m8255 19796-2366-1286">
          <text:p/>
        </draw:connector>
        <draw:custom-shape draw:style-name="gr6" draw:text-style-name="P2" xml:id="id18" draw:id="id18" draw:layer="layout" svg:width="1.778cm" svg:height="1.016cm" svg:x="17.402cm" svg:y="8.257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9" draw:id="id19" draw:layer="layout" svg:width="1.778cm" svg:height="1.016cm" svg:x="17.402cm" svg:y="9.657cm">
          <text:p text:style-name="P2"><text:span text:style-name="T1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1.778cm" svg:height="1.016cm" svg:x="17.402cm" svg:y="11.057cm">
          <text:p text:style-name="P2"><text:span text:style-name="T1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1.778cm" svg:height="1.016cm" svg:x="17.402cm" svg:y="12.457cm">
          <text:p text:style-name="P2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7.402cm" svg:y1="8.765cm" svg:x2="16.367cm" svg:y2="10.885cm" draw:start-shape="id18" draw:start-glue-point="6" draw:end-shape="id7" draw:end-glue-point="1" svg:d="m17402 8765-1035 2120">
          <text:p/>
        </draw:connector>
        <draw:connector draw:style-name="gr7" draw:text-style-name="P1" draw:layer="layout" draw:type="line" svg:x1="17.402cm" svg:y1="10.165cm" svg:x2="16.367cm" svg:y2="10.885cm" draw:start-shape="id19" draw:start-glue-point="6" draw:end-shape="id7" draw:end-glue-point="1" svg:d="m17402 10165-1035 720">
          <text:p/>
        </draw:connector>
        <draw:connector draw:style-name="gr7" draw:text-style-name="P1" draw:layer="layout" draw:type="line" svg:x1="17.402cm" svg:y1="11.565cm" svg:x2="16.367cm" svg:y2="10.885cm" draw:start-shape="id20" draw:start-glue-point="6" draw:end-shape="id7" draw:end-glue-point="1" svg:d="m17402 11565-1035-680">
          <text:p/>
        </draw:connector>
        <draw:connector draw:style-name="gr7" draw:text-style-name="P1" draw:layer="layout" draw:type="line" svg:x1="17.402cm" svg:y1="12.965cm" svg:x2="16.367cm" svg:y2="10.885cm" draw:start-shape="id21" draw:start-glue-point="6" draw:end-shape="id7" svg:d="m17402 12965-1035-2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66cc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iam Sanville</meta:initial-creator>
    <meta:creation-date>2012-08-22T11:08:35</meta:creation-date>
    <dc:date>2012-08-22T11:41:49</dc:date>
    <dc:creator>William Sanville</dc:creator>
    <meta:editing-duration>PT33M16S</meta:editing-duration>
    <meta:editing-cycles>6</meta:editing-cycles>
    <meta:generator>LibreOffice/3.4$Unix LibreOffice_project/340m1$Build-203</meta:generator>
    <meta:document-statistic meta:object-count="42"/>
  </office:meta>
</office:document-meta>
</file>